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9"/>
    </style:style>
    <style:style style:name="P3" style:family="paragraph" style:parent-style-name="List_20_Paragraph">
      <style:paragraph-properties fo:margin-left="0cm" fo:margin-right="0cm" fo:margin-top="0cm" fo:margin-bottom="0.353cm" loext:contextual-spacing="true" fo:text-indent="0cm" style:auto-text-indent="false">
        <style:tab-stops>
          <style:tab-stop style:position="13.335cm" style:leader-style="dotted" style:leader-text=".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style:font-name-complex="Times New Roman1" style:font-size-complex="12pt"/>
    </style:style>
    <style:style style:name="T5" style:family="text">
      <style:text-properties fo:language="id" fo:country="ID" style:font-name-complex="Times New Roman1" style:font-size-complex="12pt"/>
    </style:style>
    <style:style style:name="T6" style:family="text">
      <style:text-properties style:text-underline-style="none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AFTAR GAMBAR</text:span></text:p>
      <text:p text:style-name="P1"/>
      <text:p text:style-name="P3"><text:span text:style-name="T4">Gambar</text:span><text:span text:style-name="T5">3</text:span><text:span text:style-name="T4">.1 </text:span><text:span text:style-name="T5">Struktur Organisasi</text:span><text:span text:style-name="T4"> <text:tab/> 15</text:span></text:p>
      <text:p text:style-name="P3"><text:span text:style-name="T4">Gambar</text:span><text:span text:style-name="T5">3</text:span><text:span text:style-name="T4">.2 Pembuatan Akun RABEG</text:span> <text:tab/> 19</text:p>
      <text:p text:style-name="P3"><text:span text:style-name="T4">Gambar</text:span><text:span text:style-name="T5">3</text:span><text:span text:style-name="T4">.3 Login Akun RABEG</text:span> <text:tab/> 19</text:p>
      <text:p text:style-name="P3"><text:span text:style-name="T4">Gambar</text:span><text:span text:style-name="T5">3</text:span><text:span text:style-name="T4">.4 </text:span><text:span text:style-name="T6">Pengolahan Data Aduan</text:span> <text:tab/> 20</text:p>
      <text:p text:style-name="P3"><text:span text:style-name="T4">Gambar</text:span><text:span text:style-name="T5">3</text:span><text:span text:style-name="T4">.5</text:span> Aduan Warga <text:tab/> 21</text:p>
      <text:p text:style-name="P3"><text:span text:style-name="T4">Gambar</text:span><text:span text:style-name="T5">3</text:span><text:span text:style-name="T4">.6 Respon OPD</text:span><text:tab/> 21</text:p>
      <text:p text:style-name="P3"><text:span text:style-name="T4">Gambar</text:span><text:span text:style-name="T5">3</text:span><text:span text:style-name="T4">.7 Aduan Diproses</text:span> <text:tab/> 22</text:p>
      <text:p text:style-name="P3"><text:span text:style-name="T4">Gambar</text:span><text:span text:style-name="T5">3</text:span><text:span text:style-name="T4">.8 Aduan Selesai</text:span> <text:tab/> 22</text:p>
      <text:p text:style-name="P3"><text:span text:style-name="T4">Gambar 3.9 Diagram Konteks Sistem berjalan <text:tab/> 24</text:span></text:p>
      <text:p text:style-name="P3"><text:span text:style-name="T3">Gambar 3.10</text:span><text:span text:style-name="T2"> </text:span><text:span text:style-name="T3">Diagram Overview Sistem Berjalan <text:tab/> 2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Calibri" style:font-size-asian="12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false" style:font-name-asian="Calibri" style:font-size-asian="12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50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_20_Paragraph_20_Char" style:display-name="List Paragraph Char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i" style:print-orientation="portrait" fo:margin-top="4.001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ix</text:page-number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8:24:00</meta:creation-date>
    <meta:initial-creator>Budiono</meta:initial-creator>
    <dc:language>en-US</dc:language>
    <dc:date>2019-07-09T09:24:49</dc:date>
    <meta:editing-cycles>5</meta:editing-cycles>
    <meta:editing-duration>PT13M</meta:editing-duration>
    <meta:generator>LibreOffice/6.0.7.3$Linux_X86_64 LibreOffice_project/00m0$Build-3</meta:generator>
    <meta:document-statistic meta:table-count="0" meta:image-count="0" meta:object-count="0" meta:page-count="1" meta:paragraph-count="12" meta:word-count="52" meta:character-count="354" meta:non-whitespace-character-count="2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